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445cm" fo:min-width="3.311cm"/>
    </style:style>
    <style:style style:name="gr2" style:family="graphic" style:parent-style-name="standard">
      <style:graphic-properties svg:stroke-color="#ffffff" draw:fill="solid" draw:fill-color="#0066cc" draw:textarea-horizontal-align="justify" draw:textarea-vertical-align="middle" draw:auto-grow-height="false" fo:min-height="3.356cm" fo:min-width="4.986cm"/>
    </style:style>
    <style:style style:name="gr3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7.941cm" fo:min-width="4.145cm"/>
    </style:style>
    <style:style style:name="gr4" style:family="graphic" style:parent-style-name="standard">
      <style:graphic-properties draw:stroke="none" draw:fill="none" fo:min-height="0.479cm"/>
    </style:style>
    <style:style style:name="gr5" style:family="graphic" style:parent-style-name="objectwithoutfill">
      <style:graphic-properties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solid" svg:stroke-width="0.01cm" svg:stroke-color="#000000" draw:marker-start-width="0.215cm" draw:marker-end-width="0.215cm" draw:fill-color="#b2b2b2" draw:textarea-horizontal-align="justify" draw:textarea-vertical-align="middle" draw:auto-grow-height="false" fo:min-height="1.701cm" fo:min-width="4.072cm" fo:padding-top="0.13cm" fo:padding-bottom="0.13cm" fo:padding-left="0.255cm" fo:padding-right="0.255cm"/>
    </style:style>
    <style:style style:name="gr7" style:family="graphic" style:parent-style-name="standard">
      <style:graphic-properties draw:stroke="solid" svg:stroke-width="0.01cm" svg:stroke-color="#000000" draw:marker-start-width="0.215cm" draw:marker-end-width="0.215cm" draw:fill="solid" draw:fill-color="#b2b2b2" draw:textarea-horizontal-align="justify" draw:textarea-vertical-align="middle" draw:auto-grow-height="false" fo:min-height="0.759cm" fo:min-width="2.147cm" fo:padding-top="0.13cm" fo:padding-bottom="0.13cm" fo:padding-left="0.255cm" fo:padding-right="0.255cm"/>
    </style:style>
    <style:style style:name="gr8" style:family="graphic" style:parent-style-name="standard">
      <style:graphic-properties draw:stroke="solid" svg:stroke-width="0.01cm" svg:stroke-color="#000000" draw:marker-start-width="0.215cm" draw:marker-end-width="0.215cm" draw:fill="solid" draw:fill-color="#b2b2b2" draw:textarea-horizontal-align="justify" draw:textarea-vertical-align="middle" draw:auto-grow-height="false" fo:min-height="0.759cm" fo:min-width="2.147cm" fo:padding-top="0.13cm" fo:padding-bottom="0.13cm" fo:padding-left="0.255cm" fo:padding-right="0.255cm"/>
    </style:style>
    <style:style style:name="gr9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957cm" fo:min-width="2.174cm"/>
    </style:style>
    <style:style style:name="gr10" style:family="graphic" style:parent-style-name="objectwithoutfill">
      <style:graphic-properties draw:stroke="solid" svg:stroke-width="0.04cm" svg:stroke-color="#000000" draw:marker-start-width="0.26cm" draw:marker-end="Arrow" draw:marker-end-width="0.36cm" draw:fill="none" draw:textarea-horizontal-align="left" draw:textarea-vertical-align="top" fo:padding-top="0.145cm" fo:padding-bottom="0.145cm" fo:padding-left="0.27cm" fo:padding-right="0.27cm"/>
    </style:style>
    <style:style style:name="gr11" style:family="graphic" style:parent-style-name="objectwithoutfill">
      <style:graphic-properties draw:stroke="none" svg:stroke-width="0.01cm" svg:stroke-color="#000000" draw:marker-start-width="0.215cm" draw:marker-end-width="0.215cm" draw:fill="none" fo:min-height="0.683cm" fo:padding-top="0.13cm" fo:padding-bottom="0.13cm" fo:padding-left="0.255cm" fo:padding-right="0.255cm"/>
    </style:style>
    <style:style style:name="gr12" style:family="graphic" style:parent-style-name="standard">
      <style:graphic-properties draw:stroke="solid" svg:stroke-width="0.01cm" svg:stroke-color="#000000" draw:marker-start-width="0.215cm" draw:marker-end-width="0.215cm" draw:fill="solid" draw:fill-color="#b2b2b2" draw:textarea-horizontal-align="justify" draw:textarea-vertical-align="middle" draw:auto-grow-height="false" fo:min-height="0.749cm" fo:min-width="2.137cm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solid" draw:fill-color="#0066cc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solid" draw:fill-color="#ffffcc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/>
      <style:paragraph-properties fo:margin-left="0cm" fo:margin-right="0cm" fo:margin-top="0.2cm" fo:margin-bottom="0.2cm" fo:line-height="100%" fo:text-align="center" fo:text-indent="0cm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.2cm" fo:margin-bottom="0.2cm" fo:line-height="100%" fo:text-align="center" fo:text-indent="0cm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.2cm" fo:margin-bottom="0.2cm" fo:line-height="100%" fo:text-align="center" fo:text-indent="0cm"/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1cm" svg:height="3.978cm" svg:x="1.016cm" svg:y="6.082cm">
          <text:p text:style-name="P1"><text:span text:style-name="T1">GBIF</text:span></text:p>
          <text:p text:style-name="P1"><text:span text:style-name="T2"/></text:p>
          <text:p text:style-name="P1"><text:span text:style-name="T3">Tree</text:span><text:span text:style-name="T3"><text:line-break/></text:span><text:span text:style-name="T3">Occuren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5.485cm" svg:height="5.769cm" svg:x="0.278cm" svg:y="0.17cm">
          <text:p text:style-name="P1"><text:span text:style-name="T4">Climate</text:span></text:p>
          <text:p text:style-name="P1"><text:span text:style-name="T4">Data</text:span></text:p>
          <text:p text:style-name="P1"><text:span text:style-name="T4"><text:line-break/></text:span><text:span text:style-name="T5">Temperature</text:span></text:p>
          <text:p text:style-name="P1"><text:span text:style-name="T5">Precipitatio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5.147cm" svg:height="8.693cm" svg:x="7.482cm" svg:y="0.716cm">
          <text:p text:style-name="P1"><text:span text:style-name="T6">Process</text:span></text:p>
          <text:p text:style-name="P1"><text:span text:style-name="T6"/></text:p>
          <text:p text:style-name="P1"><text:span text:style-name="T6"/></text:p>
          <text:p text:style-name="P1"><text:span text:style-name="T7">Species </text:span></text:p>
          <text:p text:style-name="P1"><text:span text:style-name="T7">Distribution </text:span></text:p>
          <text:p text:style-name="P1"><text:span text:style-name="T7">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876cm" svg:height="0.729cm" svg:x="12.928cm" svg:y="7.499cm">
          <draw:text-box>
            <text:p><text:span text:style-name="T3">PA - Matrix</text:span></text:p>
          </draw:text-box>
        </draw:frame>
        <draw:line draw:style-name="gr5" draw:text-style-name="P6" draw:layer="layout" svg:x1="5.869cm" svg:y1="3.007cm" svg:x2="7.393cm" svg:y2="3.007cm">
          <text:p/>
        </draw:line>
        <draw:custom-shape draw:style-name="gr6" draw:text-style-name="P7" draw:layer="layout" svg:width="2.957cm" svg:height="1.574cm" svg:x="16.082cm" svg:y="6.626cm">
          <text:p text:style-name="P1"><text:span text:style-name="T3">Trained</text:span></text:p>
          <text:p text:style-name="P1"><text:span text:style-name="T3">Statistics 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138cm" svg:height="2.499cm" svg:x="16.085cm" svg:y="1.743cm">
          <text:p text:style-name="P1"><text:span text:style-name="T3"/></text:p>
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8" draw:layer="layout" svg:width="4.138cm" svg:height="2.499cm" svg:x="16.486cm" svg:y="1.4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draw:layer="layout" svg:width="4.138cm" svg:height="2.499cm" svg:x="16.984cm" svg:y="1.043cm">
          <text:p text:style-name="P1"><text:span text:style-name="T3">Climate </text:span></text:p>
          <text:p text:style-name="P1"><text:span text:style-name="T3">Ind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6" draw:layer="layout" svg:x1="4.837cm" svg:y1="7.604cm" svg:x2="7.393cm" svg:y2="7.62cm">
          <text:p/>
        </draw:line>
        <draw:line draw:style-name="gr5" draw:text-style-name="P6" draw:layer="layout" svg:x1="17.553cm" svg:y1="4.483cm" svg:x2="17.561cm" svg:y2="6.45cm">
          <text:p/>
        </draw:line>
        <draw:line draw:style-name="gr5" draw:text-style-name="P6" draw:layer="layout" svg:x1="19.05cm" svg:y1="4.191cm" svg:x2="20.828cm" svg:y2="5.334cm">
          <text:p/>
        </draw:line>
        <draw:frame draw:style-name="gr9" draw:text-style-name="P9" draw:layer="layout" svg:width="2.674cm" svg:height="1.207cm" svg:x="15.172cm" svg:y="4.591cm">
          <draw:text-box>
            <text:p><text:span text:style-name="T3">Reference </text:span></text:p>
            <text:p><text:span text:style-name="T3">Period</text:span></text:p>
          </draw:text-box>
        </draw:frame>
        <draw:line draw:style-name="gr5" draw:text-style-name="P6" draw:layer="layout" svg:x1="12.7cm" svg:y1="7.431cm" svg:x2="15.975cm" svg:y2="7.431cm">
          <text:p/>
        </draw:line>
        <draw:line draw:style-name="gr5" draw:text-style-name="P6" draw:layer="layout" svg:x1="19.177cm" svg:y1="6.731cm" svg:x2="20.828cm" svg:y2="5.461cm">
          <text:p/>
        </draw:line>
        <draw:line draw:style-name="gr10" draw:text-style-name="P10" draw:layer="layout" svg:x1="28.06cm" svg:y1="5.987cm" svg:x2="29.445cm" svg:y2="4.632cm">
          <text:p/>
        </draw:line>
        <draw:frame draw:style-name="gr11" draw:text-style-name="P12" draw:layer="layout" svg:width="2.038cm" svg:height="0.943cm" draw:transform="rotate (0.795172007208617) translate (27.979cm 6.197cm)">
          <draw:text-box>
            <text:p text:style-name="P11"><text:span text:style-name="T8">Time</text:span></text:p>
          </draw:text-box>
        </draw:frame>
        <draw:custom-shape draw:style-name="gr12" draw:text-style-name="P8" draw:layer="layout" svg:width="4.138cm" svg:height="2.499cm" svg:x="20.885cm" svg:y="3.443cm">
          <text:p text:style-name="P1"><text:span text:style-name="T3">Probability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8" draw:layer="layout" svg:width="4.138cm" svg:height="2.499cm" svg:x="24.985cm" svg:y="3.443cm">
          <text:p text:style-name="P1"><text:span text:style-name="T3">Favorability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6" draw:layer="layout" svg:x1="12.754cm" svg:y1="2.961cm" svg:x2="16.029cm" svg:y2="2.961cm">
          <text:p/>
        </draw:line>
        <draw:line draw:style-name="gr5" draw:text-style-name="P6" draw:layer="layout" svg:x1="23.598cm" svg:y1="5.337cm" svg:x2="24.954cm" svg:y2="5.3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1T14:57:14.286762900</meta:creation-date>
    <dc:date>2016-08-11T14:53:34.631819665</dc:date>
    <meta:editing-duration>PT4H6M36S</meta:editing-duration>
    <meta:editing-cycles>23</meta:editing-cycles>
    <meta:generator>LibreOffice/4.4.7.2$Linux_X86_64 LibreOffice_project/40$Build-2</meta:generator>
    <dc:creator>Nils Hempelmann</dc:creator>
    <meta:document-statistic meta:object-count="21"/>
  </office:meta>
</office:document-meta>
</file>